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467886"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8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00B0F0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" style:family="table-cell" style:parent-style-name="Default" style:data-style-name="N21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 fo:font-style="italic" style:font-style-asian="italic" style:font-style-complex="italic"/>
    </style:style>
    <style:style style:name="ce21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3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7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Default" style:data-style-name="N37">
      <style:table-cell-properties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29" style:family="table-cell" style:parent-style-name="Default" style:data-style-name="N0">
      <style:table-cell-properties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0" style:family="table-cell" style:parent-style-name="Excel_32_Built-in_32_Normal" style:data-style-name="N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51154A" fo:border-bottom="none" fo:border-left="thin solid #51154A" fo:border-right="none"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51154A" fo:border-bottom="none" fo:border-left="none" fo:border-right="none" style:vertical-align="middle" fo:wrap-option="wrap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3" style:family="table-cell" style:parent-style-name="Default" style:data-style-name="N21">
      <style:table-cell-properties fo:border-top="thin solid #51154A" fo:border-bottom="none" fo:border-left="none" fo:border-right="none" style:vertical-align="middle" fo:wrap-option="wrap" style:cell-protect="hidden-and-protected" style:shrink-to-fit="true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3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FFFF" style:font-name="Aptos Narrow" style:font-name-asian="Aptos Narrow" style:font-name-complex="Aptos Narrow" fo:font-size="11pt" style:font-size-asian="11pt" style:font-size-complex="11pt"/>
    </style:style>
    <style:style style:name="ce35" style:family="table-cell" style:parent-style-name="Excel_32_Built-in_32_Normal" style:data-style-name="N0">
      <style:table-cell-properties fo:border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7" style:family="table-cell" style:parent-style-name="Excel_32_Built-in_32_Normal" style:data-style-name="N0">
      <style:table-cell-properties fo:border-top="none" fo:border-bottom="2pt solid #000000" fo:border-left="2pt solid #000000" fo:border-right="2pt solid #000000" style:vertical-align="middle" fo:background-color="#BFBFB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39" style:family="table-cell" style:parent-style-name="Excel_32_Built-in_32_Normal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5.3975cm" style:use-optimal-column-width="true"/>
    </style:style>
    <style:style style:name="co9" style:family="table-column">
      <style:table-column-properties fo:break-before="auto" style:column-width="7.540625cm" style:use-optimal-column-width="true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13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4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25])" style:apply-style-name="cf38" style:base-cell-address="README.H25"/>
      <style:map style:condition="of:is-true-formula([.#REF!]&lt;[.$G25])" style:apply-style-name="cf37" style:base-cell-address="README.H25"/>
    </style:style>
    <style:style style:name="ce4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38" style:base-cell-address="README.E25"/>
      <style:map style:condition="of:is-true-formula([.#REF!]&gt;[.$G25])" style:apply-style-name="cf37" style:base-cell-address="README.E25"/>
    </style:style>
    <style:style style:name="ce4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fo:color="#FF0000" style:font-name="Aptos Narrow" style:font-name-asian="Aptos Narrow" style:font-name-complex="Aptos Narrow" fo:font-size="11pt" style:font-size-asian="11pt" style:font-size-complex="11pt"/>
      <style:map style:condition="of:is-true-formula([.#REF!]&lt;[.$G25])" style:apply-style-name="cf38" style:base-cell-address="README.F25"/>
      <style:map style:condition="of:is-true-formula([.#REF!]&gt;[.$G25])" style:apply-style-name="cf37" style:base-cell-address="README.F25"/>
    </style:style>
    <style:style style:name="ce4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38" style:base-cell-address="A_vous_de_jouer.H8"/>
      <style:map style:condition="of:is-true-formula([.#REF!]&lt;[.$G8])" style:apply-style-name="cf37" style:base-cell-address="A_vous_de_jouer.H8"/>
    </style:style>
    <style:style style:name="ce48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$G8])" style:apply-style-name="cf38" style:base-cell-address="A_vous_de_jouer.H8"/>
      <style:map style:condition="of:is-true-formula([.#REF!]&lt;[.$G8])" style:apply-style-name="cf37" style:base-cell-address="A_vous_de_jouer.H8"/>
    </style:style>
    <style:style style:name="ce4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8" style:base-cell-address="A_vous_de_jouer.E8"/>
      <style:map style:condition="of:is-true-formula([.#REF!]&gt;[.$G8])" style:apply-style-name="cf37" style:base-cell-address="A_vous_de_jouer.E8"/>
    </style:style>
    <style:style style:name="ce50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8" style:base-cell-address="A_vous_de_jouer.E8"/>
      <style:map style:condition="of:is-true-formula([.#REF!]&gt;[.$G8])" style:apply-style-name="cf37" style:base-cell-address="A_vous_de_jouer.E8"/>
    </style:style>
    <style:style style:name="ce5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18])" style:apply-style-name="cf38" style:base-cell-address="A_vous_de_jouer.E19"/>
      <style:map style:condition="of:is-true-formula([.#REF!]&gt;[.$G18])" style:apply-style-name="cf37" style:base-cell-address="A_vous_de_jouer.E19"/>
    </style:style>
    <style:style style:name="ce5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8" style:base-cell-address="A_vous_de_jouer.F8"/>
      <style:map style:condition="of:is-true-formula([.#REF!]&gt;[.$G8])" style:apply-style-name="cf37" style:base-cell-address="A_vous_de_jouer.F8"/>
    </style:style>
    <style:style style:name="ce53" style:family="table-cell" style:parent-style-name="Default" style:data-style-name="N0">
      <style:table-cell-properties style:vertical-align="middle" fo:background-color="#00B0F0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$G8])" style:apply-style-name="cf38" style:base-cell-address="A_vous_de_jouer.F8"/>
      <style:map style:condition="of:is-true-formula([.#REF!]&gt;[.$G8])" style:apply-style-name="cf37" style:base-cell-address="A_vous_de_jouer.F8"/>
    </style:style>
    <style:style style:name="ce54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9" style:base-cell-address="A_vous_de_jouer.E58"/>
      <style:map style:condition="of:is-true-formula([.#REF!]&lt;[.#REF!])" style:apply-style-name="cf40" style:base-cell-address="A_vous_de_jouer.E58"/>
      <style:map style:condition="of:is-true-formula([.#REF!]&lt;[.$G58])" style:apply-style-name="cf38" style:base-cell-address="A_vous_de_jouer.E58"/>
      <style:map style:condition="of:is-true-formula([.#REF!]&gt;[.$G58])" style:apply-style-name="cf37" style:base-cell-address="A_vous_de_jouer.E58"/>
    </style:style>
    <style:style style:name="ce55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9" style:base-cell-address="A_vous_de_jouer.H58"/>
      <style:map style:condition="of:is-true-formula([.#REF!]&gt;[.#REF!])" style:apply-style-name="cf40" style:base-cell-address="A_vous_de_jouer.H58"/>
      <style:map style:condition="of:is-true-formula([.#REF!]&gt;[.$G58])" style:apply-style-name="cf38" style:base-cell-address="A_vous_de_jouer.H58"/>
      <style:map style:condition="of:is-true-formula([.#REF!]&lt;[.$G58])" style:apply-style-name="cf37" style:base-cell-address="A_vous_de_jouer.H58"/>
    </style:style>
    <style:style style:name="ce56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9" style:base-cell-address="A_vous_de_jouer.H60"/>
      <style:map style:condition="of:is-true-formula([.#REF!]&lt;[.#REF!])" style:apply-style-name="cf40" style:base-cell-address="A_vous_de_jouer.H60"/>
      <style:map style:condition="of:is-true-formula([.#REF!]&lt;[.$G60])" style:apply-style-name="cf38" style:base-cell-address="A_vous_de_jouer.H60"/>
      <style:map style:condition="of:is-true-formula([.#REF!]&gt;[.$G60])" style:apply-style-name="cf37" style:base-cell-address="A_vous_de_jouer.H60"/>
    </style:style>
    <style:style style:name="ce57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9" style:base-cell-address="A_vous_de_jouer.E68"/>
      <style:map style:condition="of:is-true-formula([.#REF!]&lt;[.#REF!])" style:apply-style-name="cf40" style:base-cell-address="A_vous_de_jouer.E68"/>
      <style:map style:condition="of:is-true-formula([.#REF!]&lt;[.$G68])" style:apply-style-name="cf38" style:base-cell-address="A_vous_de_jouer.E68"/>
      <style:map style:condition="of:is-true-formula([.#REF!]&gt;[.$G68])" style:apply-style-name="cf37" style:base-cell-address="A_vous_de_jouer.E68"/>
    </style:style>
    <style:style style:name="ce58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9" style:base-cell-address="A_vous_de_jouer.H68"/>
      <style:map style:condition="of:is-true-formula([.#REF!]&gt;[.#REF!])" style:apply-style-name="cf40" style:base-cell-address="A_vous_de_jouer.H68"/>
      <style:map style:condition="of:is-true-formula([.#REF!]&gt;[.$G68])" style:apply-style-name="cf38" style:base-cell-address="A_vous_de_jouer.H68"/>
      <style:map style:condition="of:is-true-formula([.#REF!]&lt;[.$G68])" style:apply-style-name="cf37" style:base-cell-address="A_vous_de_jouer.H68"/>
    </style:style>
    <style:style style:name="ce59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9" style:base-cell-address="A_vous_de_jouer.E64"/>
      <style:map style:condition="of:is-true-formula([.#REF!]&lt;[.#REF!])" style:apply-style-name="cf40" style:base-cell-address="A_vous_de_jouer.E64"/>
      <style:map style:condition="of:is-true-formula([.#REF!]&lt;[.$G64])" style:apply-style-name="cf38" style:base-cell-address="A_vous_de_jouer.E64"/>
      <style:map style:condition="of:is-true-formula([.#REF!]&gt;[.$G64])" style:apply-style-name="cf37" style:base-cell-address="A_vous_de_jouer.E64"/>
    </style:style>
    <style:style style:name="ce60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9" style:base-cell-address="A_vous_de_jouer.H64"/>
      <style:map style:condition="of:is-true-formula([.#REF!]&gt;[.#REF!])" style:apply-style-name="cf40" style:base-cell-address="A_vous_de_jouer.H64"/>
      <style:map style:condition="of:is-true-formula([.#REF!]&gt;[.$G64])" style:apply-style-name="cf38" style:base-cell-address="A_vous_de_jouer.H64"/>
      <style:map style:condition="of:is-true-formula([.#REF!]&lt;[.$G64])" style:apply-style-name="cf37" style:base-cell-address="A_vous_de_jouer.H64"/>
    </style:style>
    <style:style style:name="ce61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gt;[.#REF!])" style:apply-style-name="cf39" style:base-cell-address="A_vous_de_jouer.E48"/>
      <style:map style:condition="of:is-true-formula([.#REF!]&lt;[.#REF!])" style:apply-style-name="cf40" style:base-cell-address="A_vous_de_jouer.E48"/>
      <style:map style:condition="of:is-true-formula([.#REF!]&lt;[.$G48])" style:apply-style-name="cf38" style:base-cell-address="A_vous_de_jouer.E48"/>
      <style:map style:condition="of:is-true-formula([.#REF!]&gt;[.$G48])" style:apply-style-name="cf37" style:base-cell-address="A_vous_de_jouer.E48"/>
    </style:style>
    <style:style style:name="ce62" style:family="table-cell" style:parent-style-name="Default" style:data-style-name="N0">
      <style:table-cell-properties style:vertical-align="middle" style:cell-protect="hidden-and-protected" style:repeat-content="false"/>
      <style:paragraph-properties fo:text-align="center"/>
      <style:text-properties style:font-name="Aptos Narrow" style:font-name-asian="Aptos Narrow" style:font-name-complex="Aptos Narrow" fo:font-size="11pt" style:font-size-asian="11pt" style:font-size-complex="11pt"/>
      <style:map style:condition="of:is-true-formula([.#REF!]&lt;[.#REF!])" style:apply-style-name="cf39" style:base-cell-address="A_vous_de_jouer.H48"/>
      <style:map style:condition="of:is-true-formula([.#REF!]&gt;[.#REF!])" style:apply-style-name="cf40" style:base-cell-address="A_vous_de_jouer.H48"/>
      <style:map style:condition="of:is-true-formula([.#REF!]&gt;[.$G48])" style:apply-style-name="cf38" style:base-cell-address="A_vous_de_jouer.H48"/>
      <style:map style:condition="of:is-true-formula([.#REF!]&lt;[.$G48])" style:apply-style-name="cf37" style:base-cell-address="A_vous_de_jouer.H4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ME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6" table:number-rows-spanned="1" table:style-name="ce13">
            <text:p>Rappel des règles :</text:p>
          </table:table-cell>
          <table:covered-table-cell table:number-columns-repeated="5"/>
          <table:table-cell table:number-columns-repeated="2" table:style-name="ce1"/>
          <table:table-cell office:value-type="string" table:style-name="ce1">
            <text:p>Pour les amateurs de statistiques :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/>Chaque participant fournit ses pronostics pour tous les matchs joués (<text:span text:style-name="T2">indiquer le score</text:span>)</text:p>
          </table:table-cell>
          <table:table-cell table:number-columns-repeated="7" table:style-name="ce1"/>
          <table:table-cell office:value-type="string" table:style-name="ce2">
            <text:p><text:a xlink:href="https://www.uefa.com/european-qualifiers/statistics/">Stats UEFA sur les qualifications à l'Euro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Bon résultat = +3 p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on écart de buts = +1 pt</text:p>
          </table:table-cell>
          <table:table-cell table:number-columns-repeated="6" table:style-name="ce1"/>
          <table:table-cell office:value-type="string" table:style-name="ce2">
            <text:p><text:a xlink:href="https://fbref.com/en/">Fbref : Stats sur joueurs individuels lors des saisons en club</text:a>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Score exact = +1 pt</text:p>
          </table:table-cell>
          <table:table-cell table:number-columns-repeated="16382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! Attention, le football de sélection est encore plus difficile à modéliser que celui en club!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Le poids des pronostics augmente au fur et à mesure du tournoi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hase</text:p>
          </table:table-cell>
          <table:table-cell table:style-name="ce1"/>
          <table:table-cell office:value-type="string" table:style-name="ce1">
            <text:p>Coefficien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Phase de poules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8e de final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Quarts de finale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Dem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Finale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7" table:number-rows-spanned="1" table:style-name="ce14">
            <text:p>Un coefficient bonus x2 est appliqué aux matchs<text:s/><text:span text:style-name="T4">de poules</text:span><text:s/>de la France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Deux questions bonu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20 pts</text:p>
          </table:table-cell>
          <table:table-cell office:value-type="string" table:style-name="ce1">
            <text:p>Meilleur bute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5 pts</text:p>
          </table:table-cell>
          <table:table-cell office:value-type="string" table:style-name="ce1">
            <text:p>Meilleur joueur (i.e. celui qui sera nommé par l'UEFA à la fin du tournoi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4">
            <text:p>Les pronostics doivent être envoyés avant les dates indiquées dans les lignes oranges</text:p>
          </table:table-cell>
          <table:table-cell table:number-columns-repeated="16382" table:style-name="ce1"/>
        </table:table-row>
        <table:table-row table:style-name="ro4">
          <table:table-cell office:value-type="string" table:number-columns-spanned="10" table:number-rows-spanned="1" table:style-name="ce15">
            <text:p>Exemple</text:p>
          </table:table-cell>
          <table:covered-table-cell table:number-columns-repeated="9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16">
            <text:p>Deadlines pour envoi</text:p>
          </table:table-cell>
          <table:covered-table-cell table:number-columns-repeated="7"/>
          <table:table-cell table:style-name="ce5"/>
          <table:table-cell table:style-name="ce6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5">
            <text:p>Pays A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string" table:style-name="ce44">
            <text:p>Pays B</text:p>
          </table:table-cell>
          <table:table-cell table:number-columns-repeated="2" table:style-name="ce11"/>
          <table:table-cell table:number-columns-repeated="16374"/>
        </table:table-row>
        <table:table-row table:style-name="ro4">
          <table:table-cell office:value-type="string" table:style-name="ce7">
            <text:p>n° match</text:p>
          </table:table-cell>
          <table:table-cell office:value-type="string" table:style-name="ce7">
            <text:p>groupe</text:p>
          </table:table-cell>
          <table:table-cell office:value-type="string" table:style-name="ce8">
            <text:p>jour</text:p>
          </table:table-cell>
          <table:table-cell office:value-type="string" table:style-name="ce9">
            <text:p>heure</text:p>
          </table:table-cell>
          <table:table-cell office:value-type="string" table:style-name="ce45">
            <text:p>Pays C</text:p>
          </table:table-cell>
          <table:table-cell office:value-type="float" office:value="1" table:style-name="ce46">
            <text:p>1</text:p>
          </table:table-cell>
          <table:table-cell office:value-type="float" office:value="1" table:style-name="ce46">
            <text:p>1</text:p>
          </table:table-cell>
          <table:table-cell office:value-type="string" table:style-name="ce44">
            <text:p>Pays D</text:p>
          </table:table-cell>
          <table:table-cell table:style-name="ce12"/>
          <table:table-cell table:style-name="ce11"/>
          <table:table-cell table:number-columns-repeated="16374"/>
        </table:table-row>
        <table:table-row table:number-rows-repeated="1048550" table:style-name="ro2">
          <table:table-cell table:number-columns-repeated="16384"/>
        </table:table-row>
      </table:table>
      <table:table table:name="A_vous_de_jouer" table:style-name="ta2"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5" table:default-cell-style-name="ce1"/>
        <table:table-row table:style-name="ro4">
          <table:table-cell office:value-type="string" table:number-columns-spanned="8" table:number-rows-spanned="1" table:style-name="ce35">
            <text:p>Exemple</text:p>
          </table:table-cell>
          <table:covered-table-cell table:number-columns-repeated="7"/>
          <table:table-cell table:number-columns-repeated="16376" table:style-name="ce1"/>
        </table:table-row>
        <table:table-row table:style-name="ro5">
          <table:table-cell office:value-type="string" table:number-columns-spanned="8" table:number-rows-spanned="1" table:style-name="ce16">
            <text:p>deadline pour envoi<text:s/></text:p>
          </table:table-cell>
          <table:covered-table-cell table:number-columns-repeated="7"/>
          <table:table-cell office:value-type="string" table:style-name="ce17">
            <text:p>contact à qui envoyer les pronostics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8"/>
          <table:table-cell office:value-type="string" table:number-columns-spanned="2" table:number-rows-spanned="1" table:style-name="ce36">
            <text:p>Score (<text:span text:style-name="T3">remplir ces cases)</text:span></text:p>
          </table:table-cell>
          <table:covered-table-cell/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A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Pays B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19">
            <text:p>n° match</text:p>
          </table:table-cell>
          <table:table-cell office:value-type="string" table:style-name="ce19">
            <text:p>Groupe (poules)</text:p>
          </table:table-cell>
          <table:table-cell office:value-type="string" table:style-name="ce20">
            <text:p>jour</text:p>
          </table:table-cell>
          <table:table-cell office:value-type="string" table:style-name="ce21">
            <text:p>heure</text:p>
          </table:table-cell>
          <table:table-cell office:value-type="string" table:style-name="ce19">
            <text:p>Pays C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Pays D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8" table:number-rows-spanned="1" table:style-name="ce37">
            <text:p>Matchs de Pou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ère journée: 14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number-columns-repeated="16375" table:style-name="ce1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7">
            <text:p>A</text:p>
          </table:table-cell>
          <table:table-cell office:value-type="date" office:date-value="2021-06-14T21:00:00" table:style-name="ce8">
            <text:p>14-juin</text:p>
          </table:table-cell>
          <table:table-cell office:value-type="time" office:time-value="PT1064613H0M0S" table:style-name="ce9">
            <text:p>21:00</text:p>
          </table:table-cell>
          <table:table-cell office:value-type="string" table:style-name="ce49">
            <text:p>Allemagne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string" table:style-name="ce47">
            <text:p>Eco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" table:style-name="ce25">
            <text:p>2</text:p>
          </table:table-cell>
          <table:table-cell office:value-type="string" table:style-name="ce7">
            <text:p>A</text:p>
          </table:table-cell>
          <table:table-cell office:value-type="date" office:date-value="2021-06-15T15:00:00" table:style-name="ce8">
            <text:p>15-juin</text:p>
          </table:table-cell>
          <table:table-cell office:value-type="time" office:time-value="PT1064631H0M0S" table:style-name="ce9">
            <text:p>15:00</text:p>
          </table:table-cell>
          <table:table-cell office:value-type="string" table:style-name="ce49">
            <text:p>Hongrie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" table:style-name="ce25">
            <text:p>3</text:p>
          </table:table-cell>
          <table:table-cell office:value-type="string" table:style-name="ce7">
            <text:p>B</text:p>
          </table:table-cell>
          <table:table-cell office:value-type="date" office:date-value="2021-06-15T18:00:00" table:style-name="ce8">
            <text:p>15-juin</text:p>
          </table:table-cell>
          <table:table-cell office:value-type="time" office:time-value="PT1064634H0M0S" table:style-name="ce9">
            <text:p>18:00</text:p>
          </table:table-cell>
          <table:table-cell office:value-type="string" table:style-name="ce49">
            <text:p>Espagn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Croat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" table:style-name="ce25">
            <text:p>4</text:p>
          </table:table-cell>
          <table:table-cell office:value-type="string" table:style-name="ce7">
            <text:p>B</text:p>
          </table:table-cell>
          <table:table-cell office:value-type="date" office:date-value="2021-06-15T21:00:00" table:style-name="ce8">
            <text:p>15-juin</text:p>
          </table:table-cell>
          <table:table-cell office:value-type="time" office:time-value="PT1064637H0M0S" table:style-name="ce9">
            <text:p>21:00</text:p>
          </table:table-cell>
          <table:table-cell office:value-type="string" table:style-name="ce49">
            <text:p>Italie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2">
            <text:p>0</text:p>
          </table:table-cell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5" table:style-name="ce25">
            <text:p>5</text:p>
          </table:table-cell>
          <table:table-cell office:value-type="string" table:style-name="ce7">
            <text:p>D</text:p>
          </table:table-cell>
          <table:table-cell office:value-type="date" office:date-value="2021-06-16T15:00:00" table:style-name="ce8">
            <text:p>16-juin</text:p>
          </table:table-cell>
          <table:table-cell office:value-type="time" office:time-value="PT1064655H0M0S" table:style-name="ce9">
            <text:p>15:00</text:p>
          </table:table-cell>
          <table:table-cell office:value-type="string" table:style-name="ce49">
            <text:p>Pologne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6" table:style-name="ce25">
            <text:p>6</text:p>
          </table:table-cell>
          <table:table-cell office:value-type="string" table:style-name="ce7">
            <text:p>C</text:p>
          </table:table-cell>
          <table:table-cell office:value-type="date" office:date-value="2021-06-16T18:00:00" table:style-name="ce8">
            <text:p>16-juin</text:p>
          </table:table-cell>
          <table:table-cell office:value-type="time" office:time-value="PT1064658H0M0S" table:style-name="ce9">
            <text:p>18:00</text:p>
          </table:table-cell>
          <table:table-cell office:value-type="string" table:style-name="ce49">
            <text:p>Slovénie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string" table:style-name="ce47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7" table:style-name="ce25">
            <text:p>7</text:p>
          </table:table-cell>
          <table:table-cell office:value-type="string" table:style-name="ce7">
            <text:p>C</text:p>
          </table:table-cell>
          <table:table-cell office:value-type="date" office:date-value="2021-06-16T21:00:00" table:style-name="ce8">
            <text:p>16-juin</text:p>
          </table:table-cell>
          <table:table-cell office:value-type="time" office:time-value="PT1064661H0M0S" table:style-name="ce9">
            <text:p>21:00</text:p>
          </table:table-cell>
          <table:table-cell office:value-type="string" table:style-name="ce49">
            <text:p>Serbie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8" table:style-name="ce25">
            <text:p>8</text:p>
          </table:table-cell>
          <table:table-cell office:value-type="string" table:style-name="ce7">
            <text:p>E</text:p>
          </table:table-cell>
          <table:table-cell office:value-type="date" office:date-value="2021-06-17T15:00:00" table:style-name="ce8">
            <text:p>17-juin</text:p>
          </table:table-cell>
          <table:table-cell office:value-type="time" office:time-value="PT1064679H0M0S" table:style-name="ce9">
            <text:p>15:00</text:p>
          </table:table-cell>
          <table:table-cell office:value-type="string" table:style-name="ce49">
            <text:p>Roumanie</text:p>
          </table:table-cell>
          <table:table-cell office:value-type="float" office:value="0" table:style-name="ce52">
            <text:p>0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9" table:style-name="ce25">
            <text:p>9</text:p>
          </table:table-cell>
          <table:table-cell office:value-type="string" table:style-name="ce7">
            <text:p>E</text:p>
          </table:table-cell>
          <table:table-cell office:value-type="date" office:date-value="2021-06-17T18:00:00" table:style-name="ce8">
            <text:p>17-juin</text:p>
          </table:table-cell>
          <table:table-cell office:value-type="time" office:time-value="PT1064682H0M0S" table:style-name="ce9">
            <text:p>18:00</text:p>
          </table:table-cell>
          <table:table-cell office:value-type="string" table:style-name="ce49">
            <text:p>Belgique</text:p>
          </table:table-cell>
          <table:table-cell office:value-type="float" office:value="2" table:style-name="ce52">
            <text:p>2</text:p>
          </table:table-cell>
          <table:table-cell office:value-type="float" office:value="0" table:style-name="ce52">
            <text:p>0</text:p>
          </table:table-cell>
          <table:table-cell office:value-type="string" table:style-name="ce47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0" table:style-name="ce25">
            <text:p>10</text:p>
          </table:table-cell>
          <table:table-cell office:value-type="string" table:style-name="ce7">
            <text:p>D</text:p>
          </table:table-cell>
          <table:table-cell office:value-type="date" office:date-value="2021-06-17T21:00:00" table:style-name="ce8">
            <text:p>17-juin</text:p>
          </table:table-cell>
          <table:table-cell office:value-type="time" office:time-value="PT1064685H0M0S" table:style-name="ce9">
            <text:p>21:00</text:p>
          </table:table-cell>
          <table:table-cell office:value-type="string" table:style-name="ce50">
            <text:p>Autriche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3">
            <text:p>3</text:p>
          </table:table-cell>
          <table:table-cell office:value-type="string" table:style-name="ce48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1" table:style-name="ce25">
            <text:p>11</text:p>
          </table:table-cell>
          <table:table-cell office:value-type="string" table:style-name="ce7">
            <text:p>F</text:p>
          </table:table-cell>
          <table:table-cell office:value-type="date" office:date-value="2021-06-18T18:00:00" table:style-name="ce8">
            <text:p>18-juin</text:p>
          </table:table-cell>
          <table:table-cell office:value-type="time" office:time-value="PT1064706H0M0S" table:style-name="ce9">
            <text:p>18:00</text:p>
          </table:table-cell>
          <table:table-cell office:value-type="string" table:style-name="ce6">
            <text:p>Turquie</text:p>
          </table:table-cell>
          <table:table-cell office:value-type="float" office:value="1" table:style-name="ce52">
            <text:p>1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2" table:style-name="ce25">
            <text:p>12</text:p>
          </table:table-cell>
          <table:table-cell office:value-type="string" table:style-name="ce7">
            <text:p>F</text:p>
          </table:table-cell>
          <table:table-cell office:value-type="date" office:date-value="2021-06-18T21:00:00" table:style-name="ce8">
            <text:p>18-juin</text:p>
          </table:table-cell>
          <table:table-cell office:value-type="time" office:time-value="PT1064709H0M0S" table:style-name="ce9">
            <text:p>21:00</text:p>
          </table:table-cell>
          <table:table-cell office:value-type="string" table:style-name="ce51">
            <text:p>Portugal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2eme journée: 19 juin 15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number-columns-repeated="16375" table:style-name="ce1"/>
        </table:table-row>
        <table:table-row table:style-name="ro5">
          <table:table-cell office:value-type="float" office:value="13" table:style-name="ce25">
            <text:p>13</text:p>
          </table:table-cell>
          <table:table-cell office:value-type="string" table:style-name="ce7">
            <text:p>B</text:p>
          </table:table-cell>
          <table:table-cell office:value-type="date" office:date-value="2021-06-19T15:00:00" table:style-name="ce8">
            <text:p>19-juin</text:p>
          </table:table-cell>
          <table:table-cell office:value-type="time" office:time-value="PT1064727H0M0S" table:style-name="ce9">
            <text:p>15:00</text:p>
          </table:table-cell>
          <table:table-cell office:value-type="string" table:style-name="ce49">
            <text:p>Croatie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Alb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4" table:style-name="ce25">
            <text:p>14</text:p>
          </table:table-cell>
          <table:table-cell office:value-type="string" table:style-name="ce7">
            <text:p>A</text:p>
          </table:table-cell>
          <table:table-cell office:value-type="date" office:date-value="2021-06-19T18:00:00" table:style-name="ce8">
            <text:p>19-juin</text:p>
          </table:table-cell>
          <table:table-cell office:value-type="time" office:time-value="PT1064730H0M0S" table:style-name="ce9">
            <text:p>18:00</text:p>
          </table:table-cell>
          <table:table-cell office:value-type="string" table:style-name="ce49">
            <text:p>Allemagne</text:p>
          </table:table-cell>
          <table:table-cell office:value-type="float" office:value="4" table:style-name="ce49">
            <text:p>4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5" table:style-name="ce25">
            <text:p>15</text:p>
          </table:table-cell>
          <table:table-cell office:value-type="string" table:style-name="ce7">
            <text:p>A</text:p>
          </table:table-cell>
          <table:table-cell office:value-type="date" office:date-value="2021-06-19T21:00:00" table:style-name="ce8">
            <text:p>19-juin</text:p>
          </table:table-cell>
          <table:table-cell office:value-type="time" office:time-value="PT1064733H0M0S" table:style-name="ce9">
            <text:p>21:00</text:p>
          </table:table-cell>
          <table:table-cell office:value-type="string" table:style-name="ce49">
            <text:p>Ecosse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6" table:style-name="ce25">
            <text:p>16</text:p>
          </table:table-cell>
          <table:table-cell office:value-type="string" table:style-name="ce7">
            <text:p>C</text:p>
          </table:table-cell>
          <table:table-cell office:value-type="date" office:date-value="2021-06-20T15:00:00" table:style-name="ce8">
            <text:p>20-juin</text:p>
          </table:table-cell>
          <table:table-cell office:value-type="time" office:time-value="PT1064751H0M0S" table:style-name="ce9">
            <text:p>15:00</text:p>
          </table:table-cell>
          <table:table-cell office:value-type="string" table:style-name="ce49">
            <text:p>Slovénie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7" table:style-name="ce25">
            <text:p>17</text:p>
          </table:table-cell>
          <table:table-cell office:value-type="string" table:style-name="ce7">
            <text:p>C</text:p>
          </table:table-cell>
          <table:table-cell office:value-type="date" office:date-value="2021-06-20T18:00:00" table:style-name="ce8">
            <text:p>20-juin</text:p>
          </table:table-cell>
          <table:table-cell office:value-type="time" office:time-value="PT1064754H0M0S" table:style-name="ce9">
            <text:p>18:00</text:p>
          </table:table-cell>
          <table:table-cell office:value-type="string" table:style-name="ce49">
            <text:p>Danemark</text:p>
          </table:table-cell>
          <table:table-cell office:value-type="float" office:value="1" table:style-name="ce49">
            <text:p>1</text:p>
          </table:table-cell>
          <table:table-cell office:value-type="float" office:value="3" table:style-name="ce49">
            <text:p>3</text:p>
          </table:table-cell>
          <table:table-cell office:value-type="string" table:style-name="ce47">
            <text:p>Angleterr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8" table:style-name="ce25">
            <text:p>18</text:p>
          </table:table-cell>
          <table:table-cell office:value-type="string" table:style-name="ce7">
            <text:p>B</text:p>
          </table:table-cell>
          <table:table-cell office:value-type="date" office:date-value="2021-06-20T21:00:00" table:style-name="ce8">
            <text:p>20-juin</text:p>
          </table:table-cell>
          <table:table-cell office:value-type="time" office:time-value="PT1064757H0M0S" table:style-name="ce9">
            <text:p>21:00</text:p>
          </table:table-cell>
          <table:table-cell office:value-type="string" table:style-name="ce49">
            <text:p>Espagne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19" table:style-name="ce25">
            <text:p>19</text:p>
          </table:table-cell>
          <table:table-cell office:value-type="string" table:style-name="ce7">
            <text:p>E</text:p>
          </table:table-cell>
          <table:table-cell office:value-type="date" office:date-value="2021-06-21T15:00:00" table:style-name="ce8">
            <text:p>21-juin</text:p>
          </table:table-cell>
          <table:table-cell office:value-type="time" office:time-value="PT1064775H0M0S" table:style-name="ce9">
            <text:p>15:00</text:p>
          </table:table-cell>
          <table:table-cell office:value-type="string" table:style-name="ce6">
            <text:p>Slovaqui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Ukrai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0" table:style-name="ce25">
            <text:p>20</text:p>
          </table:table-cell>
          <table:table-cell office:value-type="string" table:style-name="ce7">
            <text:p>D</text:p>
          </table:table-cell>
          <table:table-cell office:value-type="date" office:date-value="2021-06-21T18:00:00" table:style-name="ce8">
            <text:p>21-juin</text:p>
          </table:table-cell>
          <table:table-cell office:value-type="time" office:time-value="PT1064778H0M0S" table:style-name="ce9">
            <text:p>18:00</text:p>
          </table:table-cell>
          <table:table-cell office:value-type="string" table:style-name="ce49">
            <text:p>Pologne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1" table:style-name="ce25">
            <text:p>21</text:p>
          </table:table-cell>
          <table:table-cell office:value-type="string" table:style-name="ce7">
            <text:p>D</text:p>
          </table:table-cell>
          <table:table-cell office:value-type="date" office:date-value="2021-06-21T21:00:00" table:style-name="ce8">
            <text:p>21-juin</text:p>
          </table:table-cell>
          <table:table-cell office:value-type="time" office:time-value="PT1064781H0M0S" table:style-name="ce9">
            <text:p>21:00</text:p>
          </table:table-cell>
          <table:table-cell office:value-type="string" table:style-name="ce50">
            <text:p>France</text:p>
          </table:table-cell>
          <table:table-cell office:value-type="float" office:value="1" table:style-name="ce50">
            <text:p>1</text:p>
          </table:table-cell>
          <table:table-cell office:value-type="float" office:value="1" table:style-name="ce50">
            <text:p>1</text:p>
          </table:table-cell>
          <table:table-cell office:value-type="string" table:style-name="ce48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2" table:style-name="ce25">
            <text:p>22</text:p>
          </table:table-cell>
          <table:table-cell office:value-type="string" table:style-name="ce7">
            <text:p>F</text:p>
          </table:table-cell>
          <table:table-cell office:value-type="date" office:date-value="2021-06-22T15:00:00" table:style-name="ce8">
            <text:p>22-juin</text:p>
          </table:table-cell>
          <table:table-cell office:value-type="time" office:time-value="PT1064799H0M0S" table:style-name="ce9">
            <text:p>15:00</text:p>
          </table:table-cell>
          <table:table-cell office:value-type="string" table:style-name="ce49">
            <text:p>Géorgie</text:p>
          </table:table-cell>
          <table:table-cell office:value-type="float" office:value="0" table:style-name="ce49">
            <text:p>0</text:p>
          </table:table-cell>
          <table:table-cell office:value-type="float" office:value="2" table:style-name="ce49">
            <text:p>2</text:p>
          </table:table-cell>
          <table:table-cell office:value-type="string" table:style-name="ce47">
            <text:p>Tché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3" table:style-name="ce25">
            <text:p>23</text:p>
          </table:table-cell>
          <table:table-cell office:value-type="string" table:style-name="ce7">
            <text:p>F</text:p>
          </table:table-cell>
          <table:table-cell office:value-type="date" office:date-value="2021-06-22T18:00:00" table:style-name="ce8">
            <text:p>22-juin</text:p>
          </table:table-cell>
          <table:table-cell office:value-type="time" office:time-value="PT1064802H0M0S" table:style-name="ce9">
            <text:p>18:00</text:p>
          </table:table-cell>
          <table:table-cell office:value-type="string" table:style-name="ce49">
            <text:p>Turquie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4" table:style-name="ce25">
            <text:p>24</text:p>
          </table:table-cell>
          <table:table-cell office:value-type="string" table:style-name="ce7">
            <text:p>E</text:p>
          </table:table-cell>
          <table:table-cell office:value-type="date" office:date-value="2021-06-22T21:00:00" table:style-name="ce8">
            <text:p>22-juin</text:p>
          </table:table-cell>
          <table:table-cell office:value-type="time" office:time-value="PT1064805H0M0S" table:style-name="ce9">
            <text:p>21:00</text:p>
          </table:table-cell>
          <table:table-cell office:value-type="string" table:style-name="ce49">
            <text:p>Belgique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9">
            <text:p>3eme journée: 23 juin 21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25" table:style-name="ce25">
            <text:p>25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9">
            <text:p>Suisse</text:p>
          </table:table-cell>
          <table:table-cell table:style-name="ce49"/>
          <table:table-cell table:style-name="ce49"/>
          <table:table-cell office:value-type="string" table:style-name="ce47">
            <text:p>Allem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6" table:style-name="ce25">
            <text:p>26</text:p>
          </table:table-cell>
          <table:table-cell office:value-type="string" table:style-name="ce7">
            <text:p>A</text:p>
          </table:table-cell>
          <table:table-cell office:value-type="date" office:date-value="2021-06-23T21:00:00" table:style-name="ce8">
            <text:p>23-juin</text:p>
          </table:table-cell>
          <table:table-cell office:value-type="time" office:time-value="PT1064901H0M0S" table:style-name="ce28">
            <text:p>21:00</text:p>
          </table:table-cell>
          <table:table-cell office:value-type="string" table:style-name="ce49">
            <text:p>Ecosse</text:p>
          </table:table-cell>
          <table:table-cell table:style-name="ce49"/>
          <table:table-cell table:style-name="ce49"/>
          <table:table-cell office:value-type="string" table:style-name="ce47">
            <text:p>Hongr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7" table:style-name="ce25">
            <text:p>27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9">
            <text:p>Croatie</text:p>
          </table:table-cell>
          <table:table-cell table:style-name="ce49"/>
          <table:table-cell table:style-name="ce49"/>
          <table:table-cell office:value-type="string" table:style-name="ce47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8" table:style-name="ce25">
            <text:p>28</text:p>
          </table:table-cell>
          <table:table-cell office:value-type="string" table:style-name="ce7">
            <text:p>B</text:p>
          </table:table-cell>
          <table:table-cell office:value-type="date" office:date-value="2021-06-24T18:00:00" table:style-name="ce8">
            <text:p>24-juin</text:p>
          </table:table-cell>
          <table:table-cell office:value-type="time" office:time-value="PT1064925H0M0S" table:style-name="ce9">
            <text:p>21:00</text:p>
          </table:table-cell>
          <table:table-cell office:value-type="string" table:style-name="ce49">
            <text:p>Albanie</text:p>
          </table:table-cell>
          <table:table-cell table:style-name="ce49"/>
          <table:table-cell table:style-name="ce49"/>
          <table:table-cell office:value-type="string" table:style-name="ce47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29" table:style-name="ce25">
            <text:p>29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49">
            <text:p>Pays-Bas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0</text:p>
          </table:table-cell>
          <table:table-cell office:value-type="string" table:style-name="ce47">
            <text:p>Autrich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0" table:style-name="ce25">
            <text:p>30</text:p>
          </table:table-cell>
          <table:table-cell office:value-type="string" table:style-name="ce7">
            <text:p>D</text:p>
          </table:table-cell>
          <table:table-cell office:value-type="date" office:date-value="2021-06-25T18:00:00" table:style-name="ce8">
            <text:p>25-juin</text:p>
          </table:table-cell>
          <table:table-cell office:value-type="time" office:time-value="PT1064946H0M0S" table:style-name="ce9">
            <text:p>18:00</text:p>
          </table:table-cell>
          <table:table-cell office:value-type="string" table:style-name="ce50">
            <text:p>France</text:p>
          </table:table-cell>
          <table:table-cell office:value-type="float" office:value="3" table:style-name="ce50">
            <text:p>3</text:p>
          </table:table-cell>
          <table:table-cell office:value-type="float" office:value="0" table:style-name="ce50">
            <text:p>0</text:p>
          </table:table-cell>
          <table:table-cell office:value-type="string" table:style-name="ce48">
            <text:p>Polo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1" table:style-name="ce25">
            <text:p>31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9">
            <text:p>Angleterre</text:p>
          </table:table-cell>
          <table:table-cell office:value-type="float" office:value="3" table:style-name="ce49">
            <text:p>3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2" table:style-name="ce25">
            <text:p>32</text:p>
          </table:table-cell>
          <table:table-cell office:value-type="string" table:style-name="ce7">
            <text:p>C</text:p>
          </table:table-cell>
          <table:table-cell office:value-type="date" office:date-value="2021-06-25T21:00:00" table:style-name="ce8">
            <text:p>25-juin</text:p>
          </table:table-cell>
          <table:table-cell office:value-type="time" office:time-value="PT1064949H0M0S" table:style-name="ce9">
            <text:p>21:00</text:p>
          </table:table-cell>
          <table:table-cell office:value-type="string" table:style-name="ce49">
            <text:p>Danemark</text:p>
          </table:table-cell>
          <table:table-cell office:value-type="float" office:value="2" table:style-name="ce49">
            <text:p>2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Serb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3" table:style-name="ce25">
            <text:p>33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9">
            <text:p>Slovaquie</text:p>
          </table:table-cell>
          <table:table-cell office:value-type="float" office:value="1" table:style-name="ce49">
            <text:p>1</text:p>
          </table:table-cell>
          <table:table-cell office:value-type="float" office:value="1" table:style-name="ce49">
            <text:p>1</text:p>
          </table:table-cell>
          <table:table-cell office:value-type="string" table:style-name="ce47">
            <text:p>Rouma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4" table:style-name="ce25">
            <text:p>34</text:p>
          </table:table-cell>
          <table:table-cell office:value-type="string" table:style-name="ce7">
            <text:p>E</text:p>
          </table:table-cell>
          <table:table-cell office:value-type="date" office:date-value="2021-06-26T18:00:00" table:style-name="ce8">
            <text:p>26-juin</text:p>
          </table:table-cell>
          <table:table-cell office:value-type="time" office:time-value="PT1064970H0M0S" table:style-name="ce9">
            <text:p>18:00</text:p>
          </table:table-cell>
          <table:table-cell office:value-type="string" table:style-name="ce49">
            <text:p>Ukraine</text:p>
          </table:table-cell>
          <table:table-cell office:value-type="float" office:value="0" table:style-name="ce49">
            <text:p>0</text:p>
          </table:table-cell>
          <table:table-cell office:value-type="float" office:value="2" table:style-name="ce49">
            <text:p>2</text:p>
          </table:table-cell>
          <table:table-cell office:value-type="string" table:style-name="ce47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5" table:style-name="ce25">
            <text:p>35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9">
            <text:p>Tchéquie</text:p>
          </table:table-cell>
          <table:table-cell office:value-type="float" office:value="2" table:style-name="ce49">
            <text:p>2</text:p>
          </table:table-cell>
          <table:table-cell office:value-type="float" office:value="2" table:style-name="ce49">
            <text:p>2</text:p>
          </table:table-cell>
          <table:table-cell office:value-type="string" table:style-name="ce47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36" table:style-name="ce25">
            <text:p>36</text:p>
          </table:table-cell>
          <table:table-cell office:value-type="string" table:style-name="ce7">
            <text:p>F</text:p>
          </table:table-cell>
          <table:table-cell office:value-type="date" office:date-value="2021-06-26T21:00:00" table:style-name="ce8">
            <text:p>26-juin</text:p>
          </table:table-cell>
          <table:table-cell office:value-type="time" office:time-value="PT1064973H0M0S" table:style-name="ce9">
            <text:p>21:00</text:p>
          </table:table-cell>
          <table:table-cell office:value-type="string" table:style-name="ce49">
            <text:p>Géorgie</text:p>
          </table:table-cell>
          <table:table-cell office:value-type="float" office:value="0" table:style-name="ce49">
            <text:p>0</text:p>
          </table:table-cell>
          <table:table-cell office:value-type="float" office:value="2" table:style-name="ce49">
            <text:p>2</text:p>
          </table:table-cell>
          <table:table-cell office:value-type="string" table:style-name="ce47">
            <text:p>Portugal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Huitième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29 juin 18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37" table:style-name="ce7">
            <text:p>37</text:p>
          </table:table-cell>
          <table:table-cell office:value-type="string" table:style-name="ce29">
            <text:p>Cycde 16</text:p>
          </table:table-cell>
          <table:table-cell office:value-type="date" office:date-value="2021-06-29T18:00:00" table:style-name="ce8">
            <text:p>29-juin</text:p>
          </table:table-cell>
          <table:table-cell office:value-type="time" office:time-value="PT1065042H0M0S" table:style-name="ce9">
            <text:p>18:00</text:p>
          </table:table-cell>
          <table:table-cell office:value-type="string" table:style-name="ce61">
            <text:p>Suiss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62">
            <text:p>Ital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8" table:style-name="ce25">
            <text:p>38</text:p>
          </table:table-cell>
          <table:table-cell table:style-name="ce29"/>
          <table:table-cell office:value-type="date" office:date-value="2021-06-29T18:00:00" table:style-name="ce8">
            <text:p>29-juin</text:p>
          </table:table-cell>
          <table:table-cell office:value-type="time" office:time-value="PT1065045H0M0S" table:style-name="ce9">
            <text:p>21:00</text:p>
          </table:table-cell>
          <table:table-cell office:value-type="string" table:style-name="ce61">
            <text:p>Allemagne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62">
            <text:p>Danemark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39" table:style-name="ce25">
            <text:p>39</text:p>
          </table:table-cell>
          <table:table-cell table:style-name="ce29"/>
          <table:table-cell office:value-type="date" office:date-value="2021-06-30T18:00:00" table:style-name="ce8">
            <text:p>30-juin</text:p>
          </table:table-cell>
          <table:table-cell office:value-type="time" office:time-value="PT1065066H0M0S" table:style-name="ce9">
            <text:p>18:00</text:p>
          </table:table-cell>
          <table:table-cell office:value-type="string" table:style-name="ce61">
            <text:p>Angleterre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62">
            <text:p>Slovaqu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0" table:style-name="ce25">
            <text:p>40</text:p>
          </table:table-cell>
          <table:table-cell table:style-name="ce29"/>
          <table:table-cell office:value-type="date" office:date-value="2021-06-30T21:00:00" table:style-name="ce8">
            <text:p>30-juin</text:p>
          </table:table-cell>
          <table:table-cell office:value-type="time" office:time-value="PT1065069H0M0S" table:style-name="ce9">
            <text:p>21:00</text:p>
          </table:table-cell>
          <table:table-cell office:value-type="string" table:style-name="ce61">
            <text:p>Espagne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62">
            <text:p>Géorg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1" table:style-name="ce25">
            <text:p>41</text:p>
          </table:table-cell>
          <table:table-cell table:style-name="ce29"/>
          <table:table-cell office:value-type="date" office:date-value="2021-07-01T18:00:00" table:style-name="ce8">
            <text:p>01-juil</text:p>
          </table:table-cell>
          <table:table-cell office:value-type="time" office:time-value="PT1065090H0M0S" table:style-name="ce9">
            <text:p>18:00</text:p>
          </table:table-cell>
          <table:table-cell office:value-type="string" table:style-name="ce61">
            <text:p>France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62">
            <text:p>Belgiqu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2" table:style-name="ce25">
            <text:p>42</text:p>
          </table:table-cell>
          <table:table-cell table:style-name="ce29"/>
          <table:table-cell office:value-type="date" office:date-value="2021-07-01T21:00:00" table:style-name="ce8">
            <text:p>01-juil</text:p>
          </table:table-cell>
          <table:table-cell office:value-type="time" office:time-value="PT1065093H0M0S" table:style-name="ce9">
            <text:p>21:00</text:p>
          </table:table-cell>
          <table:table-cell office:value-type="string" table:style-name="ce61">
            <text:p>Portugal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62">
            <text:p>Slovéni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3" table:style-name="ce25">
            <text:p>43</text:p>
          </table:table-cell>
          <table:table-cell table:style-name="ce29"/>
          <table:table-cell office:value-type="date" office:date-value="2021-07-02T18:00:00" table:style-name="ce8">
            <text:p>02-juil</text:p>
          </table:table-cell>
          <table:table-cell office:value-type="time" office:time-value="PT1065114H0M0S" table:style-name="ce9">
            <text:p>18:00</text:p>
          </table:table-cell>
          <table:table-cell office:value-type="string" table:style-name="ce61">
            <text:p>Roumani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62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4" table:style-name="ce25">
            <text:p>44</text:p>
          </table:table-cell>
          <table:table-cell table:style-name="ce29"/>
          <table:table-cell office:value-type="date" office:date-value="2021-07-02T21:00:00" table:style-name="ce8">
            <text:p>02-juil</text:p>
          </table:table-cell>
          <table:table-cell office:value-type="time" office:time-value="PT1065117H0M0S" table:style-name="ce9">
            <text:p>21:00</text:p>
          </table:table-cell>
          <table:table-cell office:value-type="string" table:style-name="ce61">
            <text:p>Autriche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62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Quarts de 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5 juillet 18h</text:p>
          </table:table-cell>
          <table:covered-table-cell table:number-columns-repeated="7"/>
          <table:table-cell office:value-type="string" table:style-name="ce23">
            <text:p><text:a xlink:href="mailto:benoit.williatte@sciencespo.fr">benoit.williatte@sciencespo.fr</text:a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5" table:style-name="ce7">
            <text:p>45</text:p>
          </table:table-cell>
          <table:table-cell office:value-type="string" table:style-name="ce29">
            <text:p>Quarts de finale</text:p>
          </table:table-cell>
          <table:table-cell office:value-type="date" office:date-value="2021-07-05T18:00:00" table:style-name="ce8">
            <text:p>05-juil</text:p>
          </table:table-cell>
          <table:table-cell office:value-type="time" office:time-value="PT1065186H0M0S" table:style-name="ce9">
            <text:p>18:00</text:p>
          </table:table-cell>
          <table:table-cell office:value-type="string" table:style-name="ce54">
            <text:p>Allemagn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string" table:style-name="ce55">
            <text:p>Espagn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6" table:style-name="ce25">
            <text:p>46</text:p>
          </table:table-cell>
          <table:table-cell table:style-name="ce29"/>
          <table:table-cell office:value-type="date" office:date-value="2021-07-05T21:00:00" table:style-name="ce8">
            <text:p>05-juil</text:p>
          </table:table-cell>
          <table:table-cell office:value-type="time" office:time-value="PT1065189H0M0S" table:style-name="ce9">
            <text:p>21:00</text:p>
          </table:table-cell>
          <table:table-cell office:value-type="string" table:style-name="ce54">
            <text:p>Portugal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5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5">
          <table:table-cell office:value-type="float" office:value="47" table:style-name="ce25">
            <text:p>47</text:p>
          </table:table-cell>
          <table:table-cell table:style-name="ce29"/>
          <table:table-cell office:value-type="date" office:date-value="2021-07-06T18:00:00" table:style-name="ce8">
            <text:p>06-juil</text:p>
          </table:table-cell>
          <table:table-cell office:value-type="time" office:time-value="PT1065210H0M0S" table:style-name="ce9">
            <text:p>18:00</text:p>
          </table:table-cell>
          <table:table-cell office:value-type="string" table:style-name="ce54">
            <text:p>Angleterre</text:p>
          </table:table-cell>
          <table:table-cell office:value-type="float" office:value="1" table:style-name="ce30">
            <text:p>1</text:p>
          </table:table-cell>
          <table:table-cell office:value-type="float" office:value="2" table:style-name="ce30">
            <text:p>2</text:p>
          </table:table-cell>
          <table:table-cell office:value-type="string" table:style-name="ce56">
            <text:p>Suiss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48" table:style-name="ce25">
            <text:p>48</text:p>
          </table:table-cell>
          <table:table-cell table:style-name="ce29"/>
          <table:table-cell office:value-type="date" office:date-value="2021-07-06T21:00:00" table:style-name="ce8">
            <text:p>06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4">
            <text:p>Pays-Bas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55">
            <text:p>Turqui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Demi-Finales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9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4">
          <table:table-cell office:value-type="float" office:value="49" table:style-name="ce31">
            <text:p>49</text:p>
          </table:table-cell>
          <table:table-cell office:value-type="string" table:style-name="ce32">
            <text:p>Demi-finales</text:p>
          </table:table-cell>
          <table:table-cell office:value-type="date" office:date-value="2021-07-09T21:00:00" table:style-name="ce33">
            <text:p>09-juil</text:p>
          </table:table-cell>
          <table:table-cell office:value-type="time" office:time-value="PT1065213H0M0S" table:style-name="ce9">
            <text:p>21:00</text:p>
          </table:table-cell>
          <table:table-cell office:value-type="string" table:style-name="ce59">
            <text:p>Espagne</text:p>
          </table:table-cell>
          <table:table-cell office:value-type="float" office:value="0" table:style-name="ce43">
            <text:p>0</text:p>
          </table:table-cell>
          <table:table-cell office:value-type="float" office:value="2" table:style-name="ce43">
            <text:p>2</text:p>
          </table:table-cell>
          <table:table-cell office:value-type="string" table:style-name="ce60">
            <text:p>France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float" office:value="50" table:style-name="ce25">
            <text:p>50</text:p>
          </table:table-cell>
          <table:table-cell table:style-name="ce29"/>
          <table:table-cell office:value-type="date" office:date-value="2021-07-10T21:00:00" table:style-name="ce8">
            <text:p>10-juil</text:p>
          </table:table-cell>
          <table:table-cell office:value-type="time" office:time-value="PT1065237H0M0S" table:style-name="ce9">
            <text:p>21:00</text:p>
          </table:table-cell>
          <table:table-cell office:value-type="string" table:style-name="ce59">
            <text:p>Angleterre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string" table:style-name="ce60">
            <text:p>Pays-Bas</text:p>
          </table:table-cell>
          <table:table-cell table:number-columns-repeated="2" table:style-name="ce24"/>
          <table:table-cell table:number-columns-repeated="16374"/>
        </table:table-row>
        <table:table-row table:style-name="ro4">
          <table:table-cell office:value-type="string" table:number-columns-spanned="8" table:number-rows-spanned="1" table:style-name="ce15">
            <text:p>Finale</text:p>
          </table:table-cell>
          <table:covered-table-cell table:number-columns-repeated="7"/>
          <table:table-cell table:number-columns-repeated="2" table:style-name="ce22"/>
          <table:table-cell table:number-columns-repeated="16374"/>
        </table:table-row>
        <table:table-row table:style-name="ro5">
          <table:table-cell office:value-type="string" table:number-columns-spanned="8" table:number-rows-spanned="1" table:style-name="ce38">
            <text:p>14 juillet 21h</text:p>
          </table:table-cell>
          <table:covered-table-cell table:number-columns-repeated="7"/>
          <table:table-cell office:value-type="string" table:style-name="ce27">
            <text:p>ombeline.julliendepommerol@sciencespo.fr<text:s/></text:p>
          </table:table-cell>
          <table:table-cell table:style-name="ce6"/>
          <table:table-cell table:number-columns-repeated="16374"/>
        </table:table-row>
        <table:table-row table:style-name="ro5">
          <table:table-cell office:value-type="float" office:value="51" table:style-name="ce7">
            <text:p>51</text:p>
          </table:table-cell>
          <table:table-cell office:value-type="string" table:style-name="ce34">
            <text:p>Final</text:p>
          </table:table-cell>
          <table:table-cell office:value-type="date" office:date-value="2021-07-14T21:00:00" table:style-name="ce8">
            <text:p>14-juil</text:p>
          </table:table-cell>
          <table:table-cell office:value-type="time" office:time-value="PT1065333H0M0S" table:style-name="ce9">
            <text:p>21:00</text:p>
          </table:table-cell>
          <table:table-cell office:value-type="string" table:style-name="ce57">
            <text:p>Vainqueur match 49</text:p>
          </table:table-cell>
          <table:table-cell table:number-columns-repeated="2" table:style-name="ce7"/>
          <table:table-cell office:value-type="string" table:style-name="ce58">
            <text:p>Vainqueur match 50</text:p>
          </table:table-cell>
          <table:table-cell table:number-columns-repeated="2" table:style-name="ce24"/>
          <table:table-cell table:number-columns-repeated="16374"/>
        </table:table-row>
        <table:table-row table:number-rows-repeated="1048508" table:style-name="ro2">
          <table:table-cell table:number-columns-repeated="16384"/>
        </table:table-row>
      </table:table>
      <table:table table:name="Questions_bonus_(pr_le_29_juin)" table:style-name="ta1">
        <table:table-column table:style-name="co10" table:number-columns-repeated="7" table:default-cell-style-name="ce1"/>
        <table:table-column table:style-name="co1" table:number-columns-repeated="16377" table:default-cell-style-name="ce1"/>
        <table:table-row table:style-name="ro1">
          <table:table-cell office:value-type="string" table:number-columns-spanned="7" table:number-rows-spanned="1" table:style-name="ce40">
            <text:p>Répondre à ces questions pour le 29/06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1 (20 pts) : Meilleur buteur à la fin du tournoi</text:p>
          </table:table-cell>
          <table:covered-table-cell table:number-columns-repeated="6"/>
          <table:table-cell table:number-columns-repeated="16377"/>
        </table:table-row>
        <table:table-row table:style-name="ro5">
          <table:table-cell office:value-type="string" table:number-columns-spanned="6" table:number-rows-spanned="1" table:style-name="ce42">
            <text:p>Musiala</text:p>
          </table:table-cell>
          <table:covered-table-cell table:number-columns-repeated="5"/>
          <table:table-cell table:style-name="ce7"/>
          <table:table-cell table:number-columns-repeated="16377"/>
        </table:table-row>
        <table:table-row table:style-name="ro5">
          <table:table-cell office:value-type="string" table:number-columns-spanned="7" table:number-rows-spanned="1" table:style-name="ce41">
            <text:p>Question bonus 2 (15 pts) : Meilleur joueur à la fin du tournoi (nommé par l'UEFA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42">
            <text:p>Kanté</text:p>
          </table:table-cell>
          <table:covered-table-cell table:number-columns-repeated="6"/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time-style style:name="N3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7P0">
      <number:hours number:style="long"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cf1" style:family="table-cell" style:data-style-name="N0">
      <style:text-properties fo:color="#808080" fo:font-style="italic" style:font-style-asian="italic" style:font-style-complex="italic"/>
    </style:style>
    <style:style style:name="cf10" style:family="table-cell" style:data-style-name="N0">
      <style:text-properties fo:font-weight="bold" style:font-weight-asian="bold" style:font-weight-complex="bold"/>
    </style:style>
    <style:style style:name="cf11" style:family="table-cell" style:data-style-name="N0">
      <style:text-properties fo:color="#0000FF" fo:font-weight="bold" style:font-weight-asian="bold" style:font-weight-complex="bold"/>
    </style:style>
    <style:style style:name="cf12" style:family="table-cell" style:data-style-name="N0">
      <style:text-properties fo:color="#0000FF" fo:font-style="italic" style:font-style-asian="italic" style:font-style-complex="italic"/>
    </style:style>
    <style:style style:name="cf13" style:family="table-cell" style:data-style-name="N0">
      <style:text-properties fo:font-weight="bold" style:font-weight-asian="bold" style:font-weight-complex="bold"/>
    </style:style>
    <style:style style:name="cf14" style:family="table-cell" style:data-style-name="N0">
      <style:text-properties fo:color="#808080" fo:font-style="italic" style:font-style-asian="italic" style:font-style-complex="italic"/>
    </style:style>
    <style:style style:name="cf15" style:family="table-cell" style:data-style-name="N0">
      <style:text-properties fo:color="#0000FF" fo:font-weight="bold" style:font-weight-asian="bold" style:font-weight-complex="bold"/>
    </style:style>
    <style:style style:name="cf16" style:family="table-cell" style:data-style-name="N0">
      <style:text-properties fo:color="#0000FF" fo:font-style="italic" style:font-style-asian="italic" style:font-style-complex="italic"/>
    </style:style>
    <style:style style:name="cf17" style:family="table-cell" style:data-style-name="N0">
      <style:text-properties fo:font-weight="bold" style:font-weight-asian="bold" style:font-weight-complex="bold"/>
    </style:style>
    <style:style style:name="cf18" style:family="table-cell" style:data-style-name="N0">
      <style:text-properties fo:color="#808080" fo:font-style="italic" style:font-style-asian="italic" style:font-style-complex="italic"/>
    </style:style>
    <style:style style:name="cf19" style:family="table-cell" style:data-style-name="N0">
      <style:text-properties fo:color="#0000FF"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20" style:family="table-cell" style:data-style-name="N0">
      <style:text-properties fo:color="#0000FF" fo:font-style="italic" style:font-style-asian="italic" style:font-style-complex="italic"/>
    </style:style>
    <style:style style:name="cf21" style:family="table-cell" style:data-style-name="N0">
      <style:text-properties fo:font-weight="bold" style:font-weight-asian="bold" style:font-weight-complex="bold"/>
    </style:style>
    <style:style style:name="cf22" style:family="table-cell" style:data-style-name="N0">
      <style:text-properties fo:color="#808080" fo:font-style="italic" style:font-style-asian="italic" style:font-style-complex="italic"/>
    </style:style>
    <style:style style:name="cf23" style:family="table-cell" style:data-style-name="N0">
      <style:text-properties fo:color="#0000FF" fo:font-weight="bold" style:font-weight-asian="bold" style:font-weight-complex="bold"/>
    </style:style>
    <style:style style:name="cf24" style:family="table-cell" style:data-style-name="N0">
      <style:text-properties fo:color="#0000FF" fo:font-style="italic" style:font-style-asian="italic" style:font-style-complex="italic"/>
    </style:style>
    <style:style style:name="cf25" style:family="table-cell" style:data-style-name="N0">
      <style:text-properties fo:font-weight="bold" style:font-weight-asian="bold" style:font-weight-complex="bold"/>
    </style:style>
    <style:style style:name="cf26" style:family="table-cell" style:data-style-name="N0">
      <style:text-properties fo:color="#808080" fo:font-style="italic" style:font-style-asian="italic" style:font-style-complex="italic"/>
    </style:style>
    <style:style style:name="cf27" style:family="table-cell" style:data-style-name="N0">
      <style:text-properties fo:color="#0000FF" fo:font-weight="bold" style:font-weight-asian="bold" style:font-weight-complex="bold"/>
    </style:style>
    <style:style style:name="cf28" style:family="table-cell" style:data-style-name="N0">
      <style:text-properties fo:color="#0000FF" fo:font-style="italic" style:font-style-asian="italic" style:font-style-complex="italic"/>
    </style:style>
    <style:style style:name="cf29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color="#0000FF" fo:font-weight="bold" style:font-weight-asian="bold" style:font-weight-complex="bold"/>
    </style:style>
    <style:style style:name="cf30" style:family="table-cell" style:data-style-name="N0">
      <style:text-properties fo:color="#808080" fo:font-style="italic" style:font-style-asian="italic" style:font-style-complex="italic"/>
    </style:style>
    <style:style style:name="cf31" style:family="table-cell" style:data-style-name="N0">
      <style:text-properties fo:color="#0000FF" fo:font-weight="bold" style:font-weight-asian="bold" style:font-weight-complex="bold"/>
    </style:style>
    <style:style style:name="cf32" style:family="table-cell" style:data-style-name="N0">
      <style:text-properties fo:color="#0000FF" fo:font-style="italic" style:font-style-asian="italic" style:font-style-complex="italic"/>
    </style:style>
    <style:style style:name="cf33" style:family="table-cell" style:data-style-name="N0">
      <style:text-properties fo:font-weight="bold" style:font-weight-asian="bold" style:font-weight-complex="bold"/>
    </style:style>
    <style:style style:name="cf34" style:family="table-cell" style:data-style-name="N0">
      <style:text-properties fo:color="#808080" fo:font-style="italic" style:font-style-asian="italic" style:font-style-complex="italic"/>
    </style:style>
    <style:style style:name="cf35" style:family="table-cell" style:data-style-name="N0">
      <style:text-properties fo:color="#0000FF" fo:font-weight="bold" style:font-weight-asian="bold" style:font-weight-complex="bold"/>
    </style:style>
    <style:style style:name="cf36" style:family="table-cell" style:data-style-name="N0">
      <style:text-properties fo:color="#0000FF" fo:font-style="italic" style:font-style-asian="italic" style:font-style-complex="italic"/>
    </style:style>
    <style:style style:name="cf4" style:family="table-cell" style:data-style-name="N0">
      <style:text-properties fo:color="#0000FF" fo:font-style="italic" style:font-style-asian="italic" style:font-style-complex="italic"/>
    </style:style>
    <style:style style:name="cf5" style:family="table-cell" style:data-style-name="N0">
      <style:text-properties fo:color="#808080" fo:font-style="italic" style:font-style-asian="italic" style:font-style-complex="italic"/>
    </style:style>
    <style:style style:name="cf6" style:family="table-cell" style:data-style-name="N0">
      <style:text-properties fo:font-weight="bold" style:font-weight-asian="bold" style:font-weight-complex="bold"/>
    </style:style>
    <style:style style:name="cf7" style:family="table-cell" style:data-style-name="N0">
      <style:text-properties fo:color="#0000FF" fo:font-weight="bold" style:font-weight-asian="bold" style:font-weight-complex="bold"/>
    </style:style>
    <style:style style:name="cf8" style:family="table-cell" style:data-style-name="N0">
      <style:text-properties fo:color="#0000FF" fo:font-style="italic" style:font-style-asian="italic" style:font-style-complex="italic"/>
    </style:style>
    <style:style style:name="cf9" style:family="table-cell" style:data-style-name="N0">
      <style:text-properties fo:color="#808080" fo:font-style="italic" style:font-style-asian="italic" style:font-style-complex="italic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37" style:family="table-cell">
      <style:text-properties fo:font-weight="bold" style:font-weight-asian="bold" style:font-weight-complex="bold" style:font-family-generic="swiss"/>
    </style:style>
    <style:style style:name="cf38" style:family="table-cell">
      <style:text-properties fo:color="#808080" fo:font-style="italic" style:font-style-asian="italic" style:font-style-complex="italic" style:font-family-generic="swiss"/>
    </style:style>
    <style:style style:name="cf39" style:family="table-cell">
      <style:text-properties fo:color="#0000FF" fo:font-weight="bold" style:font-weight-asian="bold" style:font-weight-complex="bold" style:font-family-generic="swiss"/>
    </style:style>
    <style:style style:name="cf40" style:family="table-cell">
      <style:text-properties fo:color="#0000FF" fo:font-style="italic" style:font-style-asian="italic" style:font-style-complex="italic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meta:initial-creator>Benoît WILLIATTE</meta:initial-creator>
    <dc:creator>Pierre MADEC</dc:creator>
    <meta:creation-date>2024-06-11T13:41:17Z</meta:creation-date>
    <dc:date>2024-07-09T14:50:41Z</dc:date>
  </office:meta>
</office:document-meta>
</file>